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d9b4e" officeooo:paragraph-rsid="001d9b4e" style:font-size-asian="14pt" style:font-size-complex="16pt"/>
    </style:style>
    <style:style style:name="P2" style:family="paragraph" style:parent-style-name="Standard">
      <style:text-properties fo:font-size="16pt" officeooo:rsid="001e5887" officeooo:paragraph-rsid="001e5887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i o gemini e chatgpt para relembrar a sintaxe de python e revisionar também pandas e outras libs de python q possam ser utilizadas para o objetivo deste estudo.</text:p>
      <text:p text:style-name="P1"/>
      <text:p text:style-name="P1">Usado explicitamente para compreender a situacao e um otimo auxiliar no esclarecimento para a pergunta “ para que serve python/pandas ? “, “ é eficiente ? “, “ explicar as perguntas que se deve fazer e como agir para encontrar os dados necessarios nesta contexto de analise de dados”</text:p>
      <text:p text:style-name="P1"/>
      <text:p text:style-name="P1"/>
      <text:p text:style-name="P2">Alem de é claro, meu conhecimento previo de programacao e probabilidade e estatistica foram de suma importância para conseguir dissernir e saber utilziar a IA da forma correta, caso contrario, como dito, um auxiliar para me ajudar em dificuldades que algum livro/ artigo/ video-aula não esta me explicando bem sobre N assunto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5:01:06.408230067</meta:creation-date>
    <dc:date>2025-08-05T01:42:53.253121434</dc:date>
    <meta:editing-duration>PT4M50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130" meta:character-count="772" meta:non-whitespace-character-count="645"/>
  </office:meta>
</office:document-meta>
</file>